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0.74cm" fo:min-width="1.48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74cm" fo:min-width="1.764cm"/>
      <style:paragraph-properties style:writing-mode="lr-tb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953cm" fo:min-width="1.693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953cm" fo:min-width="1.62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2.862cm" fo:min-width="3.317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2.648cm" fo:min-width="3.528cm"/>
      <style:paragraph-properties style:writing-mode="lr-tb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.303cm" fo:min-width="2.397cm"/>
      <style:paragraph-properties style:writing-mode="lr-tb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.02cm" fo:min-width="1.83cm"/>
      <style:paragraph-properties style:writing-mode="lr-tb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0.949cm" fo:min-width="1.901cm"/>
      <style:paragraph-properties style:writing-mode="lr-tb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161cm" fo:min-width="2.253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dddddd"/>
      <style:paragraph-properties fo:text-align="center"/>
      <style:text-properties fo:font-size="16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-color="#dddddd"/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fo:background-color="#ffff00" style:font-size-asian="12pt" style:font-size-complex="12pt"/>
    </style:style>
    <style:style style:name="P10" style:family="paragraph">
      <loext:graphic-properties draw:fill-color="#dddddd"/>
      <style:paragraph-properties fo:text-align="center"/>
      <style:text-properties fo:font-size="12pt" fo:background-color="#ffff00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8cm" svg:height="1.4cm" svg:x="20.2cm" svg:y="5.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8cm" svg:height="1.4cm" svg:x="24.8cm" svg:y="5.5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8cm" svg:height="1.4cm" svg:x="13.2cm" svg:y="5.5cm">
          <text:p text:style-name="P1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8cm" svg:height="1.4cm" svg:x="0.8cm" svg:y="5.5cm">
          <text:p text:style-name="P1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1.4cm" svg:x="5.7cm" svg:y="5.5cm">
          <text:p text:style-name="P1">Mongoo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8cm" svg:y1="6.2cm" svg:x2="5.4cm" svg:y2="6.2cm">
          <text:p/>
        </draw:line>
        <draw:line draw:style-name="gr3" draw:text-style-name="P3" draw:layer="layout" svg:x1="24.7cm" svg:y1="6.3cm" svg:x2="23.3cm" svg:y2="6.3cm">
          <text:p/>
        </draw:line>
        <draw:line draw:style-name="gr4" draw:text-style-name="P4" draw:layer="layout" svg:x1="9.8cm" svg:y1="6.1cm" svg:x2="12.6cm" svg:y2="6.1cm">
          <text:p/>
        </draw:line>
        <draw:line draw:style-name="gr4" draw:text-style-name="P4" draw:layer="layout" svg:x1="16.6cm" svg:y1="6.3cm" svg:x2="19.6cm" svg:y2="6.3cm">
          <text:p/>
        </draw:line>
        <draw:custom-shape draw:style-name="gr1" draw:text-style-name="P6" draw:layer="layout" svg:width="2.8cm" svg:height="1.4cm" svg:x="8.601cm" svg:y="1.101cm">
          <text:p text:style-name="P5">helmet(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6" draw:layer="layout" svg:width="2.8cm" svg:height="1.4cm" svg:x="12.202cm" svg:y="1.102cm">
          <text:p text:style-name="P5">C.O.R.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6" draw:layer="layout" svg:width="2.8cm" svg:height="1.4cm" svg:x="15.203cm" svg:y="1.103cm">
          <text:p text:style-name="P5">bodyPars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6" draw:layer="layout" svg:width="2.8cm" svg:height="1.4cm" svg:x="18.304cm" svg:y="1.104cm">
          <text:p text:style-name="P5">serveu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10.6cm" svg:y1="2.8cm" svg:x2="13.4cm" svg:y2="5.2cm">
          <text:p/>
        </draw:line>
        <draw:line draw:style-name="gr4" draw:text-style-name="P4" draw:layer="layout" svg:x1="13.4cm" svg:y1="2.8cm" svg:x2="14cm" svg:y2="5cm">
          <text:p/>
        </draw:line>
        <draw:line draw:style-name="gr4" draw:text-style-name="P4" draw:layer="layout" svg:x1="16.2cm" svg:y1="2.8cm" svg:x2="15.2cm" svg:y2="4.8cm">
          <text:p/>
        </draw:line>
        <draw:line draw:style-name="gr4" draw:text-style-name="P4" draw:layer="layout" svg:x1="19cm" svg:y1="2.8cm" svg:x2="16.2cm" svg:y2="5.2cm">
          <text:p/>
        </draw:line>
        <draw:custom-shape draw:style-name="gr5" draw:text-style-name="P6" draw:layer="layout" svg:width="3.099cm" svg:height="1.699cm" svg:x="11.501cm" svg:y="7.901cm">
          <text:p text:style-name="P5">sauceRou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998cm" svg:height="1.701cm" svg:x="15.202cm" svg:y="7.902cm">
          <text:p text:style-name="P5">userRou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397cm" svg:height="4.4cm" svg:x="17.203cm" svg:y="9.4cm">
          <text:p text:style-name="P5">UsersController</text:p>
          <text:p text:style-name="P5"><text:span text:style-name="T1">.singup()</text:span></text:p>
          <text:p text:style-name="P5"><text:span text:style-name="T1">.login()</text:span></text:p>
          <text:p text:style-name="P5"><text:span text:style-name="T1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5.696cm" svg:height="4.096cm" svg:x="5.904cm" svg:y="9.304cm">
          <text:p text:style-name="P5">SauceControllers</text:p>
          <text:p text:style-name="P5"><text:span text:style-name="T1">.addsa</text:span><text:span text:style-name="T1">uces()</text:span></text:p>
          <text:p text:style-name="P5"><text:span text:style-name="T1">.userlik</text:span><text:span text:style-name="T1">esSauc</text:span><text:span text:style-name="T1">es()</text:span></text:p>
          <text:p text:style-name="P5"><text:span text:style-name="T1">.delete</text:span><text:span text:style-name="T1">Sauce(</text:span><text:span text:style-name="T1">)</text:span></text:p>
          <text:p text:style-name="P5"><text:span text:style-name="T1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095cm" svg:height="2.195cm" svg:x="1.005cm" svg:y="12.505cm">
          <text:p text:style-name="P5">SauceModel.js</text:p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3.294cm" svg:height="1.794cm" svg:x="23.906cm" svg:y="12.606cm">
          <text:p text:style-name="P5">User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7cm" svg:y1="12.705cm" svg:x2="5.804cm" svg:y2="12cm">
          <text:p/>
        </draw:line>
        <draw:line draw:style-name="gr4" draw:text-style-name="P4" draw:layer="layout" svg:x1="10.9cm" svg:y1="9.9cm" svg:x2="11.7cm" svg:y2="9.41cm">
          <text:p/>
        </draw:line>
        <draw:line draw:style-name="gr4" draw:text-style-name="P4" draw:layer="layout" svg:x1="13.2cm" svg:y1="7.6cm" svg:x2="13.6cm" svg:y2="7cm">
          <text:p/>
        </draw:line>
        <draw:line draw:style-name="gr4" draw:text-style-name="P4" draw:layer="layout" svg:x1="16cm" svg:y1="7.6cm" svg:x2="15.4cm" svg:y2="7cm">
          <text:p/>
        </draw:line>
        <draw:line draw:style-name="gr4" draw:text-style-name="P4" draw:layer="layout" svg:x1="19.4cm" svg:y1="9.4cm" svg:x2="18.4cm" svg:y2="8.8cm">
          <text:p/>
        </draw:line>
        <draw:line draw:style-name="gr4" draw:text-style-name="P4" draw:layer="layout" svg:x1="23.6cm" svg:y1="13cm" svg:x2="22.494cm" svg:y2="12.4cm">
          <text:p/>
        </draw:line>
        <draw:custom-shape draw:style-name="gr11" draw:text-style-name="P8" draw:layer="layout" svg:width="3.395cm" svg:height="1.695cm" svg:x="1.205cm" svg:y="8.705cm">
          <text:p text:style-name="P7"><text:span text:style-name="T1">auth.js,</text:span></text:p>
          <text:p text:style-name="P7"><text:span text:style-name="T1">multer-config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6cm" svg:y1="10.2cm" svg:x2="5.904cm" svg:y2="10.4cm">
          <text:p/>
        </draw:line>
        <draw:custom-shape draw:style-name="gr12" draw:text-style-name="P10" draw:layer="layout" svg:width="3.893cm" svg:height="1.993cm" svg:x="23.907cm" svg:y="9.607cm">
          <text:p text:style-name="P9"><text:span text:style-name="T2">endpointProt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.6cm" svg:y1="10.6cm" svg:x2="22.6cm" svg:y2="11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6T15:47:47.465000000</meta:creation-date>
    <dc:date>2021-01-26T16:19:00.729000000</dc:date>
    <meta:editing-duration>PT27S</meta:editing-duration>
    <meta:editing-cycles>1</meta:editing-cycles>
    <meta:generator>LibreOffice/6.4.6.2$Windows_X86_64 LibreOffice_project/0ce51a4fd21bff07a5c061082cc82c5ed232f115</meta:generator>
    <meta:document-statistic meta:object-count="56"/>
  </office:meta>
</office:document-meta>
</file>